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0" style:family="table">
      <style:table-properties style:width="16.104cm" fo:margin-left="0.46cm" fo:margin-right="0.436cm" table:align="margins" style:writing-mode="lr-tb"/>
    </style:style>
    <style:style style:name="Tabla40.A" style:family="table-column">
      <style:table-column-properties style:column-width="9.52cm" style:rel-column-width="38743*"/>
    </style:style>
    <style:style style:name="Tabla40.B" style:family="table-column">
      <style:table-column-properties style:column-width="6.585cm" style:rel-column-width="26792*"/>
    </style:style>
    <style:style style:name="Tabla40.1" style:family="table-row">
      <style:table-row-properties style:min-row-height="0.714cm" fo:keep-together="auto"/>
    </style:style>
    <style:style style:name="Tabla4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0.2" style:family="table-row">
      <style:table-row-properties fo:keep-together="auto"/>
    </style:style>
    <style:style style:name="Tabla40.3" style:family="table-row">
      <style:table-row-properties fo:keep-together="auto"/>
    </style:style>
    <style:style style:name="Tabla40.4" style:family="table-row">
      <style:table-row-properties fo:keep-together="auto"/>
    </style:style>
    <style:style style:name="Tabla40.5" style:family="table-row">
      <style:table-row-properties fo:keep-together="auto"/>
    </style:style>
    <style:style style:name="Tabla41" style:family="table">
      <style:table-properties style:width="16.184cm" fo:margin-left="0.381cm" fo:margin-right="0.436cm" table:align="margins" style:writing-mode="lr-tb"/>
    </style:style>
    <style:style style:name="Tabla41.A" style:family="table-column">
      <style:table-column-properties style:column-width="6.996cm" style:rel-column-width="28325*"/>
    </style:style>
    <style:style style:name="Tabla41.B" style:family="table-column">
      <style:table-column-properties style:column-width="9.188cm" style:rel-column-width="37210*"/>
    </style:style>
    <style:style style:name="Tabla41.1" style:family="table-row">
      <style:table-row-properties style:min-row-height="0.591cm" fo:keep-together="auto"/>
    </style:style>
    <style:style style:name="Tabla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1.3" style:family="table-row">
      <style:table-row-properties fo:keep-together="auto"/>
    </style:style>
    <style:style style:name="Tabla41.4" style:family="table-row">
      <style:table-row-properties style:min-row-height="0.848cm" fo:keep-together="auto"/>
    </style:style>
    <style:style style:name="Tabla4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2" style:family="table">
      <style:table-properties style:width="16.157cm" fo:margin-left="0.407cm" fo:margin-right="0.436cm" table:align="margins" style:writing-mode="lr-tb"/>
    </style:style>
    <style:style style:name="Tabla42.A" style:family="table-column">
      <style:table-column-properties style:column-width="16.15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3" style:family="table">
      <style:table-properties style:width="16.184cm" fo:margin-left="0.381cm" fo:margin-right="0.436cm" table:align="margins" style:writing-mode="lr-tb"/>
    </style:style>
    <style:style style:name="Tabla43.A" style:family="table-column">
      <style:table-column-properties style:column-width="16.184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4" style:family="table">
      <style:table-properties style:width="16.157cm" fo:margin-left="0.407cm" fo:margin-right="0.436cm" table:align="margins" style:writing-mode="lr-tb"/>
    </style:style>
    <style:style style:name="Tabla44.A" style:family="table-column">
      <style:table-column-properties style:column-width="16.157cm" style:rel-column-width="65535*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4.2" style:family="table-row">
      <style:table-row-properties style:min-row-height="0.288cm" fo:keep-together="auto"/>
    </style:style>
    <style:style style:name="Tabla44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fo:margin-left="0cm" fo:margin-right="0cm" fo:text-indent="0cm" style:auto-text-indent="false"/>
    </style:style>
    <style:style style:name="P2" style:family="paragraph" style:parent-style-name="UC_5f_NormalAzul">
      <style:paragraph-properties fo:margin-left="0cm" fo:margin-right="0cm" fo:text-indent="0cm" style:auto-text-indent="false"/>
      <style:text-properties fo:color="#000000" style:font-name="Times New Roman" style:font-style-complex="italic"/>
    </style:style>
    <style:style style:name="P3" style:family="paragraph" style:parent-style-name="UC_5f_NormalAzul">
      <style:paragraph-properties fo:margin-left="0cm" fo:margin-right="0cm" fo:text-indent="0cm" style:auto-text-indent="false"/>
      <style:text-properties fo:color="#000000" style:font-name="Times New Roman" fo:font-weight="bold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text-indent="0cm" style:auto-text-indent="false" style:snap-to-layout-grid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style:font-style-complex="italic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font-weight="normal" style:font-weight-asian="normal" style:font-style-complex="italic" style:font-weight-complex="normal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UC_5f_NormalAzul">
      <style:paragraph-properties style:snap-to-layout-grid="false"/>
      <style:text-properties fo:color="#000000" style:font-name="Times New Roman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style:snap-to-layout-grid="false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6" style:family="paragraph" style:parent-style-name="Standard">
      <style:paragraph-properties fo:margin-left="1.522cm" fo:margin-right="0cm" fo:text-indent="0cm" style:auto-text-indent="false">
        <style:tab-stops>
          <style:tab-stop style:position="1.663cm"/>
        </style:tab-stops>
      </style:paragraph-properties>
      <style:text-properties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P18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19" style:family="paragraph" style:parent-style-name="UC_5f_Alternativa_20_2" style:list-style-name="L1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style-complex="italic" style:font-weight-complex="bold"/>
    </style:style>
    <style:style style:name="T7" style:family="text">
      <style:text-properties fo:color="#000000" style:font-name="Times New Roman" style:font-style-complex="italic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style:use-window-font-color="true" style:font-name="Times New Roman"/>
    </style:style>
    <style:style style:name="T10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office:value-type="string">
            <text:p text:style-name="P11"><text:span text:style-name="T1">Nombre del Caso de Uso:</text:span><text:span text:style-name="UC_5f_NormalAzul_20_Car"><text:span text:style-name="T3"> </text:span></text:span><text:span text:style-name="UC_5f_NormalAzul_20_Car"><text:span text:style-name="T5">ModificarProyecto</text:span></text:span></text:p>
          </table:table-cell>
          <table:table-cell table:style-name="Tabla40.B1" office:value-type="string">
            <text:p text:style-name="P11"><text:span text:style-name="T1">Nro. de Caso de Uso:</text:span> <text:bookmark text:name="docs-internal-guid-4ad7abd1-bd6c-e03e-92cb-7b1a33b93889"/><text:span text:style-name="T10">MA_P_4</text:span></text:p>
          </table:table-cell>
        </table:table-row>
        <table:table-row table:style-name="Tabla40.2">
          <table:table-cell table:style-name="Tabla40.B1" table:number-columns-spanned="2" office:value-type="string">
            <text:p text:style-name="P11"><text:span text:style-name="T1">Actor Principal:</text:span> Usuario miembro del Proyecto<text:span text:style-name="UC_5f_NormalAzul_20_Car"><text:span text:style-name="T3">.</text:span></text:span></text:p>
          </table:table-cell>
          <table:covered-table-cell/>
        </table:table-row>
        <table:table-row table:style-name="Tabla40.3">
          <table:table-cell table:style-name="Tabla40.B1" table:number-columns-spanned="2" office:value-type="string">
            <text:p text:style-name="P11"><text:span text:style-name="T1">Objetivo:</text:span> <text:span text:style-name="UC_5f_NormalAzul_20_Car"><text:span text:style-name="T4">Modificar un proyecto.</text:span></text:span></text:p>
          </table:table-cell>
          <table:covered-table-cell/>
        </table:table-row>
        <table:table-row table:style-name="Tabla40.4">
          <table:table-cell table:style-name="Tabla40.B1" table:number-columns-spanned="2" office:value-type="string">
            <text:p text:style-name="P11"><text:span text:style-name="T1">Pre-condiciones:</text:span> <text:span text:style-name="UC_5f_NormalAzul_20_Car"><text:span text:style-name="T9">El usuario debe tener un rol con permisos para efectuar la operación. Proyecto seleccionado.</text:span></text:span></text:p>
          </table:table-cell>
          <table:covered-table-cell/>
        </table:table-row>
        <table:table-row table:style-name="Tabla40.5">
          <table:table-cell table:style-name="Tabla40.B1" table:number-columns-spanned="2" office:value-type="string">
            <text:p text:style-name="P11"><text:span text:style-name="T1">Post- Condiciones:</text:span> <text:span text:style-name="T8">las modificaciones del proyecto quedaran almacenadas en el sistema. </text:span></text:p>
          </table:table-cell>
          <table:covered-table-cell/>
        </table:table-row>
      </table:table>
      <text:p text:style-name="P12"/>
      <text:p text:style-name="P12">Diagramas de casos de uso relacionados:</text:p>
      <text:p text:style-name="P12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table:number-columns-spanned="2" office:value-type="string">
            <text:p text:style-name="P9">CURSO NORMAL (Camino Exitoso)</text:p>
            <text:p text:style-name="P12"/>
          </table:table-cell>
          <table:covered-table-cell/>
        </table:table-row>
        <table:table-row table:style-name="Tabla41.1">
          <table:table-cell table:style-name="Tabla41.A2" office:value-type="string">
            <text:p text:style-name="P13">Usuario</text:p>
          </table:table-cell>
          <table:table-cell table:style-name="Tabla41.A1" office:value-type="string">
            <text:p text:style-name="P13">Sistema</text:p>
          </table:table-cell>
        </table:table-row>
        <table:table-row table:style-name="Tabla41.3">
          <table:table-cell table:style-name="Tabla41.A2" office:value-type="string">
            <text:p text:style-name="P11"/>
          </table:table-cell>
          <table:table-cell table:style-name="Tabla41.A1" office:value-type="string">
            <text:p text:style-name="P4">1. El sistema despliega un formulario con los atributos Nombre, Descripción, Observación, costo, Líder de Proyecto, <text:span text:style-name="T8">numero de fases.</text:span></text:p>
          </table:table-cell>
        </table:table-row>
        <table:table-row table:style-name="Tabla41.4">
          <table:table-cell table:style-name="Tabla41.A2" office:value-type="string">
            <text:p text:style-name="P15"/>
          </table:table-cell>
          <table:table-cell table:style-name="Tabla41.A1" office:value-type="string">
            <text:p text:style-name="P11">2. Si el Proyecto se encuentra en estado “Pendiente” el sistema permite al usuario modificar los campos Nombre, Descripción, Observación, Costo, Líder de Proyecto y Fases.</text:p>
          </table:table-cell>
        </table:table-row>
        <table:table-row table:style-name="Tabla41.4">
          <table:table-cell table:style-name="Tabla41.A5" office:value-type="string">
            <text:p text:style-name="P5">3. Modifica los campos que el sistema le permite dependiendo del estado en que se encuentre el proyecto.</text:p>
          </table:table-cell>
          <table:table-cell table:style-name="Tabla41.B5" office:value-type="string">
            <text:p text:style-name="P11"/>
          </table:table-cell>
        </table:table-row>
        <table:table-row table:style-name="Tabla41.4">
          <table:table-cell table:style-name="Tabla41.A5" office:value-type="string">
            <text:p text:style-name="P5"/>
          </table:table-cell>
          <table:table-cell table:style-name="Tabla41.B5" office:value-type="string">
            <text:p text:style-name="P11"/>
          </table:table-cell>
        </table:table-row>
        <table:table-row table:style-name="Tabla41.4">
          <table:table-cell table:style-name="Tabla41.A5" office:value-type="string">
            <text:p text:style-name="P5">4. Si el usuario selecciona la opción “Guardar”.</text:p>
          </table:table-cell>
          <table:table-cell table:style-name="Tabla41.B5" office:value-type="string">
            <text:p text:style-name="P11">5. El sistema verifica que los datos requeridos fueron ingresados.</text:p>
          </table:table-cell>
        </table:table-row>
        <table:table-row table:style-name="Tabla41.4">
          <table:table-cell table:style-name="Tabla41.A5" office:value-type="string">
            <text:p text:style-name="P5"/>
          </table:table-cell>
          <table:table-cell table:style-name="Tabla41.B5" office:value-type="string">
            <text:p text:style-name="P11">6. El sistema verifica que el nombre ingresado para el proyecto no sea repetido.</text:p>
          </table:table-cell>
        </table:table-row>
        <table:table-row table:style-name="Tabla41.4">
          <table:table-cell table:style-name="Tabla41.A5" office:value-type="string">
            <text:p text:style-name="P5"/>
          </table:table-cell>
          <table:table-cell table:style-name="Tabla41.B5" office:value-type="string">
            <text:p text:style-name="P11">7. El sistema invoca al CU AdministrarProyecto, <text:s/>registra la fecha y la hora, usuario que realizó la modificación del proyecto y despliega un mensaje de confirmación “La operación se realizó con éxito”.</text:p>
          </table:table-cell>
        </table:table-row>
      </table:table>
      <text:p text:style-name="P14"/>
      <text:p text:style-name="P14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3">ALTERNATIVAS (Camino exitoso)</text:p>
          </table:table-cell>
        </table:table-row>
        <table:table-row table:style-name="Tabla42.1">
          <table:table-cell table:style-name="Tabla42.A1" office:value-type="string">
            <text:p text:style-name="P10"/>
            <text:list xml:id="list1743156183" text:style-name="WW8Num8">
              <text:list-item>
                <text:p text:style-name="P18"><text:s/>Proyecto Activo</text:p>
              </text:list-item>
            </text:list>
            <text:p text:style-name="P2">En el paso 2, si el proyecto se encuentra en estado “Activo”, el sistema solo permite al usuario modificar los campos Observación y Líder de Proyecto.</text:p>
            <text:p text:style-name="P3">A2. Modificar Fases</text:p>
            <text:p text:style-name="P1"><text:span text:style-name="T7">Si el usuario desea modificar las fases y el proyecto se encuentra en estado Pendiente, de extiende el CU </text:span><text:span text:style-name="T6">AdministrarFase.</text:span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3">EXCEPCIONES</text:p>
          </table:table-cell>
        </table:table-row>
        <table:table-row table:style-name="Tabla43.1">
          <table:table-cell table:style-name="Tabla43.A1" office:value-type="string">
            <text:list xml:id="list10239129082" text:style-name="L1">
              <text:list-header>
                <text:p text:style-name="P19">E1. Datos incorrectos</text:p>
              </text:list-header>
            </text:list>
            <text:p text:style-name="P6">Si en el paso 5 el usuario no completo todos los campos requeridos, se muestra el mensaje “Datos requeridos no ingresados”.</text:p>
            <text:p text:style-name="P7">E2. Nombre repetido</text:p>
            <text:p text:style-name="P8">El nombre ingresado ya existe.</text:p>
            <text:p text:style-name="P16"><text:soft-page-break/></text:p>
          </table:table-cell>
        </table:table-row>
      </table:table>
      <text:p text:style-name="Standard"/>
      <text:p text:style-name="Standard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1">Asociaciones de Extensión: <text:s/><text:span text:style-name="T6">AdministrarFase</text:span></text:p>
          </table:table-cell>
        </table:table-row>
        <table:table-row table:style-name="Tabla44.2">
          <table:table-cell table:style-name="Tabla44.A1" office:value-type="string">
            <text:p text:style-name="P11">Asociaciones de Inclusión: <text:s/><text:span text:style-name="T2">AdministrarProyecto</text:span></text:p>
          </table:table-cell>
        </table:table-row>
        <table:table-row table:style-name="Tabla44.1">
          <table:table-cell table:style-name="Tabla44.A1" office:value-type="string">
            <text:p text:style-name="P11">Casos de Uso donde se incluye: </text:p>
          </table:table-cell>
        </table:table-row>
        <table:table-row table:style-name="Tabla44.1">
          <table:table-cell table:style-name="Tabla44.A1" office:value-type="string">
            <text:p text:style-name="P11">Casos de Uso al que extiende: <text:span text:style-name="T2">AdministrarProyecto</text:span></text:p>
          </table:table-cell>
        </table:table-row>
        <table:table-row table:style-name="Tabla44.1">
          <table:table-cell table:style-name="Tabla44.A1" office:value-type="string">
            <text:p text:style-name="P11">Caso de Uso de Generalización: </text:p>
          </table:table-cell>
        </table:table-row>
        <table:table-row table:style-name="Tabla44.1">
          <table:table-cell table:style-name="Tabla44.A6" office:value-type="string">
            <text:p text:style-name="P11">Requerimientos Funcionales Asociados: 64-6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8:50:04</meta:creation-date>
    <dc:date>2014-03-16T15:04:39</dc:date>
    <dc:creator>Roque Vera</dc:creator>
    <meta:editing-duration>PT29M2S</meta:editing-duration>
    <meta:editing-cycles>7</meta:editing-cycles>
    <meta:generator>LibreOffice/3.5$Linux_x86 LibreOffice_project/350m1$Build-2</meta:generator>
    <meta:document-statistic meta:table-count="5" meta:image-count="0" meta:object-count="0" meta:page-count="2" meta:paragraph-count="33" meta:word-count="305" meta:character-count="2014" meta:non-whitespace-character-count="1736"/>
  </office:meta>
</office:document-meta>
</file>